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text-properties style:font-name="Arial" style:text-underline-style="none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doo</text:p>
      <text:p text:style-name="P1">Servicio técnico: </text:p>
      <text:p text:style-name="P1"/>
      <text:p text:style-name="P1">Fabricante: Odoo S.A. (anteriormente OpenERP)</text:p>
      <text:p text:style-name="P1"/>
      <text:p text:style-name="P1">Año de fundación: 2004</text:p>
      <text:p text:style-name="P1"/>
      <text:p text:style-name="P1">Plataformas: Multiplataformas</text:p>
      <text:p text:style-name="P1"/>
      <text:p text:style-name="P1">Lenguaje de la BD: PostgreSQL</text:p>
      <text:p text:style-name="P1"/>
      <text:p text:style-name="Standard"><text:span text:style-name="T1">Página web: </text:span><text:a xlink:type="simple" xlink:href="https://www.odoo.com/es_ES/?utm_source=adwords&amp;utm_medium=cpc&amp;utm_campaign=en-adworsdcpc-brand&amp;gclid=Cj0KCQiAno_uBRC1ARIsAB496IXDp4A7TCMxR5FvmXYr2d9PUaZuXqpax8jfWkNEeIr2_YXIksJA98gaAjV1EALw_wcB" text:style-name="Internet_20_link" text:visited-style-name="Visited_20_Internet_20_Link">https://www.odoo.com/es_ES/?utm_source=adwords&amp;utm_medium=cpc&amp;utm_campaign=en-adworsdcpc-brand&amp;gclid=Cj0KCQiAno_uBRC1ARIsAB496IXDp4A7TCMxR5FvmXYr2d9PUaZuXqpax8jfWkNEeIr2_YXIksJA98gaAjV1EALw_wcB</text:a></text:p>
      <text:p text:style-name="Standard"/>
      <text:p text:style-name="P1">Tipo de licencia: GNU LGPL v3</text:p>
      <text:p text:style-name="P1"/>
      <text:p text:style-name="P1">Tipos de versiones: </text:p>
      <text:list xml:id="list6560921352593986976" text:style-name="L1">
        <text:list-item>
          <text:p text:style-name="P4">General</text:p>
        </text:list-item>
        <text:list-item>
          <text:p text:style-name="P4">Interfaz de usuario</text:p>
        </text:list-item>
        <text:list-item>
          <text:p text:style-name="P4">Studio</text:p>
        </text:list-item>
        <text:list-item>
          <text:p text:style-name="P4">Contabilidad</text:p>
        </text:list-item>
        <text:list-item>
          <text:p text:style-name="P4">Gestión de proyectos</text:p>
        </text:list-item>
        <text:list-item>
          <text:p text:style-name="P4">Gestión de ventas</text:p>
        </text:list-item>
        <text:list-item>
          <text:p text:style-name="P4">Recursos humanos</text:p>
        </text:list-item>
        <text:list-item>
          <text:p text:style-name="P4">Inventario</text:p>
        </text:list-item>
        <text:list-item>
          <text:p text:style-name="P4">Fabricación</text:p>
        </text:list-item>
        <text:list-item>
          <text:p text:style-name="P4">Creación de sitios web</text:p>
        </text:list-item>
        <text:list-item>
          <text:p text:style-name="P4">Comercio electrónico</text:p>
        </text:list-item>
        <text:list-item>
          <text:p text:style-name="P4">Punto de venta</text:p>
        </text:list-item>
        <text:list-item>
          <text:p text:style-name="P4">Marketing</text:p>
        </text:list-item>
        <text:list-item>
          <text:p text:style-name="P4">Variado</text:p>
        </text:list-item>
      </text:list>
      <text:p text:style-name="P1"/>
      <text:p text:style-name="P1">Comunidad: </text:p>
      <text:p text:style-name="P1"/>
      <text:p text:style-name="P2">OpenBravo</text:p>
      <text:p text:style-name="P1">Servicio técnico</text:p>
      <text:p text:style-name="P1"/>
      <text:p text:style-name="P1">Fabricante</text:p>
      <text:p text:style-name="P1"/>
      <text:p text:style-name="P1">Año de fundación: 2001</text:p>
      <text:p text:style-name="P1"/>
      <text:p text:style-name="P1">Plataformas</text:p>
      <text:p text:style-name="P1"/>
      <text:p text:style-name="P1">Lenguaje de la BD</text:p>
      <text:p text:style-name="P1"/>
      <text:p text:style-name="Standard"><text:span text:style-name="T1">Página web: </text:span><text:a xlink:type="simple" xlink:href="https://www.openbravo.com/es" text:style-name="Internet_20_link" text:visited-style-name="Visited_20_Internet_20_Link">https://www.openbravo.com/es</text:a> </text:p>
      <text:p text:style-name="Standard"/>
      <text:p text:style-name="P1">Tipo de licencia: Openbravo Public License20​ (based on the MPL) para módulos no comerciales.</text:p>
      <text:p text:style-name="P1"><text:soft-page-break/>Openbravo Commercial License21​ para módulos comerciales.</text:p>
      <text:p text:style-name="P1">GNU GPL (version 2 or posterior) para Openbravo Java POS.</text:p>
      <text:p text:style-name="P1"/>
      <text:p text:style-name="P1">Tipos de versiones</text:p>
      <text:p text:style-name="P1"/>
      <text:p text:style-name="P3">Comunid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7T11:55:55.44</meta:creation-date>
    <meta:document-statistic meta:table-count="0" meta:image-count="0" meta:object-count="0" meta:page-count="2" meta:paragraph-count="36" meta:word-count="109" meta:character-count="962"/>
    <dc:date>2019-11-07T12:54:50.69</dc:date>
    <meta:editing-duration>PT13M24S</meta:editing-duration>
    <meta:editing-cycles>1</meta:editing-cycles>
    <meta:generator>OpenOffice/4.1.6$Win32 OpenOffice.org_project/416m1$Build-9790</meta:generator>
  </office:meta>
</office:document-meta>
</file>